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966" officeooo:paragraph-rsid="0006b966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8a83e" officeooo:paragraph-rsid="0008a83e" style:font-style-asian="normal" style:font-style-complex="normal"/>
    </style:style>
    <style:style style:name="P3" style:family="paragraph" style:parent-style-name="Standard">
      <style:text-properties officeooo:rsid="0009cc77" officeooo:paragraph-rsid="0009cc77"/>
    </style:style>
    <style:style style:name="P4" style:family="paragraph" style:parent-style-name="Standard">
      <style:text-properties fo:font-style="normal" style:text-underline-style="none" officeooo:rsid="0006b966" officeooo:paragraph-rsid="0006b966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8a83e" officeooo:paragraph-rsid="0008a83e" style:font-style-asian="normal" style:font-style-complex="normal"/>
    </style:style>
    <style:style style:name="P6" style:family="paragraph" style:parent-style-name="Standard">
      <style:text-properties fo:font-style="italic" style:text-underline-style="none" officeooo:rsid="0006b966" officeooo:paragraph-rsid="0006b966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officeooo:rsid="0008a83e" officeooo:paragraph-rsid="0008a83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b74b5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b74b5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ienwohnung = ({Anzahl Zimmer, Größe, {Bilder}, Name, Preis, ZimmerNr.<text:span text:style-name="T1">, AdressID</text:span><text:span text:style-name="T6">, </text:span><text:span text:style-name="T5">WohnungsID</text:span><text:span text:style-name="T6">})</text:span></text:p>
      <text:p text:style-name="P4"/>
      <text:p text:style-name="P1"><text:span text:style-name="T6">Ausstattung = ({</text:span><text:span text:style-name="T5">Name</text:span><text:span text:style-name="T6">})</text:span></text:p>
      <text:p text:style-name="P4"/>
      <text:p text:style-name="P3"><text:span text:style-name="T6">FW_hat_AUS = ({</text:span><text:span text:style-name="T4">AusstattungsName, WohnungsID</text:span><text:span text:style-name="T7">})</text:span></text:p>
      <text:p text:style-name="P4"/>
      <text:p text:style-name="P1"><text:span text:style-name="T6">liegtImUmkreis = ({</text:span><text:span text:style-name="T3">WohnungsID, TouristenAttraktionsID, </text:span><text:span text:style-name="T6">Entfernung)}</text:span></text:p>
      <text:p text:style-name="P4"/>
      <text:p text:style-name="P1"><text:span text:style-name="T6">Touristenattraktion = ({Beschreibung, Name, </text:span><text:span text:style-name="T5">TouristenAttraktionsID</text:span><text:span text:style-name="T6">})</text:span></text:p>
      <text:p text:style-name="P4"/>
      <text:p text:style-name="P1"><text:span text:style-name="T6">Adresse = ({Postleitzahl, Ort, Straße, Hausnummer, </text:span><text:span text:style-name="T5">AdressID</text:span><text:span text:style-name="T6">, </text:span><text:span text:style-name="T2">LandName</text:span><text:span text:style-name="T6">})</text:span></text:p>
      <text:p text:style-name="P4"/>
      <text:p text:style-name="P1"><text:span text:style-name="T6">Land = ({</text:span><text:span text:style-name="T5">Name</text:span><text:span text:style-name="T6">})</text:span></text:p>
      <text:p text:style-name="P4"/>
      <text:p text:style-name="P1"><text:span text:style-name="T6">Kunde = ({Name, IBAN, Newsletter, Mailadresse, Passwort, </text:span><text:span text:style-name="T5">KundenID</text:span><text:span text:style-name="T6">, </text:span><text:span text:style-name="T2">AdressID})</text:span></text:p>
      <text:p text:style-name="P6"/>
      <text:p text:style-name="P2"><text:span text:style-name="T9">Buchung = ({Datum, Anfangsdatum, Enddatum, </text:span><text:span text:style-name="T8">Buchungsnr.</text:span><text:span text:style-name="T9">, </text:span><text:span text:style-name="T2">KundenID, WohnungsID})</text:span></text:p>
      <text:p text:style-name="P7"/>
      <text:p text:style-name="P2"><text:span text:style-name="T2">Rechnung = ({Betrag, Datum, </text:span><text:span text:style-name="T3">Rechnungsnr.,</text:span><text:span text:style-name="T2"> Buchungsnr.</text:span><text:span text:style-name="T9">})</text:span></text:p>
      <text:p text:style-name="P5"/>
      <text:p text:style-name="P2"><text:span text:style-name="T9">Anzahlung = ({</text:span><text:span text:style-name="T8">AnzahlungsID</text:span><text:span text:style-name="T9">, Betrag, Datum, </text:span><text:span text:style-name="T2">Rechungsnr.})</text:span></text:p>
      <text:p text:style-name="P7"/>
      <text:p text:style-name="P2"><text:span text:style-name="T2">Bewertung = ({Sterne, Kommentar, Datum, </text:span><text:span text:style-name="T3">BerwertungsID</text:span><text:span text:style-name="T2">, Buchungsnr.</text:span><text:span text:style-name="T9">})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19:06.210003456</meta:creation-date>
    <dc:date>2019-11-12T18:34:43.554340579</dc:date>
    <meta:editing-duration>PT14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5" meta:character-count="718" meta:non-whitespace-character-count="655"/>
  </office:meta>
</office:document-meta>
</file>